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Helvetica-BoldOblique" svg:font-family="Helvetica-BoldOblique" style:font-family-generic="swiss"/>
    <style:font-face style:name="Helvetica-Oblique" svg:font-family="Helvetica-Oblique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8055in"/>
    </style:style>
    <style:style style:name="co4" style:family="table-column">
      <style:table-column-properties fo:break-before="auto" style:column-width="5.9228in"/>
    </style:style>
    <style:style style:name="co5" style:family="table-column">
      <style:table-column-properties fo:break-before="auto" style:column-width="4.3929in"/>
    </style:style>
    <style:style style:name="co6" style:family="table-column">
      <style:table-column-properties fo:break-before="auto" style:column-width="5.1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-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name-complex="Helvetica-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Helvetica-Bold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Helvetica-Bold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Helvetic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Helvetica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Helvetica-Bold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-Bold" style:font-size-asian="8pt" style:language-asian="en" style:country-asian="US" style:font-style-asian="normal" style:font-weight-asian="normal" style:font-name-complex="Helvetica-Bold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Helvetic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name-complex="Helvetica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Helvetica-Obliqu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name-complex="Helvetica-Oblique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fo:font-size="8pt" fo:language="en" fo:country="US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weight-asian="normal" style:font-size-complex="4.55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Helvetica-BoldObliqu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name-complex="Helvetica-BoldOblique" style:font-size-complex="4.55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Helvetica-Bold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Helvetica-Bold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Helvetica" fo:font-size="8pt" style:font-name-asian="Helvetica" style:font-size-asian="8pt" style:font-name-complex="Helvetica" style:font-size-complex="4.59999990463257pt"/>
    </style:style>
    <style:style style:name="T3" style:family="text">
      <style:text-properties style:font-name="Helvetica-Bold" fo:font-size="8pt" fo:font-weight="normal" style:font-name-asian="Helvetica-Bold" style:font-size-asian="8pt" style:font-weight-asian="normal" style:font-name-complex="Helvetica-Bold" style:font-size-complex="4.59999990463257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Helvetica" fo:font-size="8pt" fo:font-weight="normal" style:font-name-asian="Helvetica" style:font-size-asian="8pt" style:font-weight-asian="normal" style:font-name-complex="Helvetica" style:font-size-complex="4.59999990463257pt" style:font-weight-complex="normal"/>
    </style:style>
    <style:style style:name="T6" style:family="text">
      <style:text-properties style:font-name="Helvetica-Oblique" fo:font-size="8pt" fo:font-style="italic" style:font-name-asian="Helvetica-Oblique" style:font-size-asian="8pt" style:font-style-asian="italic" style:font-name-complex="Helvetica-Oblique" style:font-size-complex="4.59999990463257pt" style:font-style-complex="italic"/>
    </style:style>
    <style:style style:name="T7" style:family="text">
      <style:text-properties style:font-name="Helvetica" fo:font-size="8pt" fo:font-style="italic" style:font-name-asian="Helvetica" style:font-size-asian="8pt" style:font-style-asian="italic" style:font-name-complex="Helvetica" style:font-size-complex="4.59999990463257pt" style:font-style-complex="italic"/>
    </style:style>
    <style:style style:name="T8" style:family="text">
      <style:text-properties style:font-name="Helvetica-Bold" fo:font-size="8pt" fo:font-style="italic" fo:font-weight="normal" style:font-name-asian="Helvetica-Bold" style:font-size-asian="8pt" style:font-style-asian="italic" style:font-weight-asian="normal" style:font-name-complex="Helvetica-Bold" style:font-size-complex="4.59999990463257pt" style:font-style-complex="italic" style:font-weight-complex="normal"/>
    </style:style>
    <style:style style:name="T9" style:family="text">
      <style:text-properties style:font-name="Helvetica-BoldOblique" fo:font-size="8pt" fo:font-style="italic" fo:font-weight="normal" style:font-name-asian="Helvetica-BoldOblique" style:font-size-asian="8pt" style:font-style-asian="italic" style:font-weight-asian="normal" style:font-name-complex="Helvetica-BoldOblique" style:font-size-complex="4.59999990463257pt" style:font-style-complex="italic" style:font-weight-complex="normal"/>
    </style:style>
    <style:style style:name="T10" style:family="text">
      <style:text-properties style:font-name="Helvetica-Bold" fo:font-size="8pt" fo:font-weight="bold" style:font-name-asian="Helvetica-Bold" style:font-size-asian="8pt" style:font-weight-asian="bold" style:font-name-complex="Helvetica-Bold" style:font-size-complex="4.59999990463257pt" style:font-weight-complex="bold"/>
    </style:style>
    <style:style style:name="T11" style:family="text">
      <style:text-properties style:font-name="Helvetica-Bold" fo:font-size="5pt" fo:font-weight="bold" style:font-name-asian="Helvetica-Bold" style:font-size-asian="5pt" style:font-weight-asian="bold" style:font-name-complex="Helvetica-Bold" style:font-size-complex="2.90000009536743pt" style:font-weight-complex="bold"/>
    </style:style>
    <style:style style:name="T12" style:family="text">
      <style:text-properties style:font-name="Helvetica-BoldOblique" fo:font-size="8pt" fo:font-style="italic" fo:font-weight="bold" style:font-name-asian="Helvetica-BoldOblique" style:font-size-asian="8pt" style:font-style-asian="italic" style:font-weight-asian="bold" style:font-name-complex="Helvetica-BoldOblique" style:font-size-complex="4.59999990463257pt" style:font-style-complex="italic" style:font-weight-complex="bold"/>
    </style:style>
  </office:automatic-styles>
  <office:body>
    <office:spreadsheet>
      <table:table table:name="Clinical presentation" table:style-name="ta1" table:print="false">
        <table:table-column table:style-name="co2" table:default-cell-style-name="ce5"/>
        <table:table-column table:style-name="co4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>
            <text:p>Clinical presentation</text:p>
          </table:table-cell>
          <table:table-cell table:style-name="ce6" office:value-type="string">
            <text:p>Diagnosis/diseas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3" office:value-type="string">
            <text:p>Abdominal pain, ascites, hepatomegaly</text:p>
          </table:table-cell>
          <table:table-cell table:style-name="ce3" office:value-type="string">
            <text:p>Budd-Chiari syndrome (poslhepalic venous Ihrombos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diilles lendon xanthoma</text:p>
          </table:table-cell>
          <table:table-cell table:style-name="ce3" office:value-type="string">
            <text:p>Familial hypercholesterolemi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drenal hemorrhage, hypotension, DIC</text:p>
          </table:table-cell>
          <table:table-cell table:style-name="ce3" office:value-type="string">
            <text:p>Waterhouse-Friderichsen syndrome (meningococcemi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rachnodactyly, lens dislocation, aortic <text:span text:style-name="T1">dissection, hyperflextble joinls</text:span></text:p>
          </table:table-cell>
          <table:table-cell table:style-name="ce3" office:value-type="string">
            <text:p>Marfan's syndrome (fibrillin defect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ack pain, fever, night sweats, weight loss</text:p>
          </table:table-cell>
          <table:table-cell table:style-name="ce3" office:value-type="string">
            <text:p>Poll's disease (vertebral tuberculos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ig toe extension/fanning upon plantar<text:span text:style-name="T2">scrape</text:span></text:p>
          </table:table-cell>
          <table:table-cell table:style-name="ce3" office:value-type="string">
            <text:p>Babinski's sign (UMN lesio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ilateral hilar adenopathy, uveitis</text:p>
          </table:table-cell>
          <table:table-cell table:style-name="ce3" office:value-type="string">
            <text:p>Sarcoidosis (noncaseating granuloma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lue sclera</text:p>
          </table:table-cell>
          <table:table-cell table:style-name="ce3" office:value-type="string">
            <text:p>Osteogenesis imperfecta (collagen defect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luish line on gingiva</text:p>
          </table:table-cell>
          <table:table-cell table:style-name="ce3" office:value-type="string">
            <text:p>Burton's line (lead poisoning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one pain, bone enlargement, arthritis</text:p>
          </table:table-cell>
          <table:table-cell table:style-name="ce3" office:value-type="string">
            <text:p>Paget's disease of bone (T osteoblastic and osteoclastic activit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afe-au-lait spots, Lisch nodules (iris hamartoma)</text:p>
          </table:table-cell>
          <table:table-cell table:style-name="ce3" office:value-type="string">
            <text:p>Neurofibromatosis type 1 (+ bilateral acoustic neuromas = type II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alf pseudohypertrophy</text:p>
          </table:table-cell>
          <table:table-cell table:style-name="ce3" office:value-type="string">
            <text:p>Muscular dystrophy (mosl commonly Duchenne'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"Cherry-red spol" on macula</text:p>
          </table:table-cell>
          <table:table-cell table:style-name="ce3" office:value-type="string">
            <text:p>Tay-Sachs (ganglioside accumulalion) or Niemann-Pick (lysosomal slorage diseas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hest pain, pericardial effusion/friction rub. persistent fever following Ml</text:p>
          </table:table-cell>
          <table:table-cell table:style-name="ce3" office:value-type="string">
            <text:p>Dressler's syndrome (autoimmune-mediated post-MI fibrinous pericardit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hild uses arms lo stand up from squat</text:p>
          </table:table-cell>
          <table:table-cell table:style-name="ce3" office:value-type="string">
            <text:p>Cowers' sign (Duchenne muscular dystrophy: X-linked recessive deleted dystrophin gen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hild wilh fever develops red rash on face that spreads to body</text:p>
          </table:table-cell>
          <table:table-cell table:style-name="ce3" office:value-type="string">
            <text:p>"Slapped cheeks" (erythema infectiosum/fiflh disease: parvovirus B19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horea, demenlia, caudate degeneralion</text:p>
          </table:table-cell>
          <table:table-cell table:style-name="ce3" office:value-type="string">
            <text:p>Hunlinglon's disease (aulosomal-dominant CAG repeal expansio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hronic exercise inlolerance wilh myalgia, fatigue, painful cramps</text:p>
          </table:table-cell>
          <table:table-cell table:style-name="ce3" office:value-type="string">
            <text:p>McArdle's disease (muscle phosphorylase delicienc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ld intolerance</text:p>
          </table:table-cell>
          <table:table-cell table:style-name="ce3" office:value-type="string">
            <text:p>Hypothyroidism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jugate lateral gaze palsy, horizontal diplopia</text:p>
          </table:table-cell>
          <table:table-cell table:style-name="ce3" office:value-type="string">
            <text:p>Internuclear ophthalmoplegia (damage lo MLF; bilateral Imulliple sclerosis], unilateral jstrokej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tinuous "machinery" heart murmur</text:p>
          </table:table-cell>
          <table:table-cell table:style-name="ce3" office:value-type="string">
            <text:p>PDA (close wilh indomelhacin; open with misoprostol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utaneous/dermal edema due to conneclive lissue deposition</text:p>
          </table:table-cell>
          <table:table-cell table:style-name="ce3" office:value-type="string">
            <text:p>Myxedema (hypothyroidism, Graves' diseas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ark purple skin/mouth nodules</text:p>
          </table:table-cell>
          <table:table-cell table:style-name="ce3" office:value-type="string">
            <text:p>Kaposi's sarcoma (usually AIDS patients [gay men): associated with HHV-8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ep, labored brealhing/hyperventilation</text:p>
          </table:table-cell>
          <table:table-cell table:style-name="ce3" office:value-type="string">
            <text:p>Kussmaul breathing (diabetic ketoacidos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ermatitis, dementia, diarrhea</text:p>
          </table:table-cell>
          <table:table-cell table:style-name="ce3" office:value-type="string">
            <text:p>Pellagra (niacin [vitamin BJ deficienc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ilated cardiomyopathy, edema, polyneuropathy</text:p>
          </table:table-cell>
          <table:table-cell table:style-name="ce3" office:value-type="string">
            <text:p>Wet beriberi (thiamine [vitamin B,] deficienc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og or cat bile resulting in infection</text:p>
          </table:table-cell>
          <table:table-cell table:style-name="ce7" office:value-type="string">
            <text:p>Pasteurella multocid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ry eyes, dry mouth, arlhrilis</text:p>
          </table:table-cell>
          <table:table-cell table:style-name="ce3" office:value-type="string">
            <text:p>Sjogren's syndrome (auloimmune destruction of exocrine gland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Dysphagia (esophageal webs), glossitis, iron deficiency anemia</text:p>
          </table:table-cell>
          <table:table-cell table:style-name="ce3" office:value-type="string">
            <text:p>Plummer-Vinson syndrome (may progress lo esophageal squamous cell cardnom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lastic skin, hypermobility of joints</text:p>
          </table:table-cell>
          <table:table-cell table:style-name="ce3" office:value-type="string">
            <text:p>Ehlers-Danlos syndrome (collagen defect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nlarged, hard left supraclavicular node</text:p>
          </table:table-cell>
          <table:table-cell table:style-name="ce3" office:value-type="string">
            <text:p>Virchow's node (abdominal metastas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Erythroderma, lymphadenopathy, hepatosplenomegaly, atypical T cells</text:p>
          </table:table-cell>
          <table:table-cell table:style-name="ce3" office:value-type="string">
            <text:p>S^zary syndrome (cutaneous T-cell lymphoma) or mycosis fungoide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cial muscle spasm upon tapping</text:p>
          </table:table-cell>
          <table:table-cell table:style-name="ce3" office:value-type="string">
            <text:p>Chvoslek's sign (hypocalcemi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at, female, forty, and fertile</text:p>
          </table:table-cell>
          <table:table-cell table:style-name="ce3" office:value-type="string">
            <text:p>Acute cholecystitis (bile duct blockag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ever, chills, headache, myalgia following antibiotic Irealmenl for syphilis</text:p>
          </table:table-cell>
          <table:table-cell table:style-name="ce3" office:value-type="string">
            <text:p>Jarisch-Herxheimer reaclion (rapid lysis of spirochetes results in loxin releas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ever, cough, conjunctivitis, coryza, diffuse rash</text:p>
          </table:table-cell>
          <table:table-cell table:style-name="ce3" office:value-type="string">
            <text:p>Measles (Morbilliviru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ever, night sweats, weight loss</text:p>
          </table:table-cell>
          <table:table-cell table:style-name="ce3" office:value-type="string">
            <text:p>B symptoms (lymphom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ibrous plaques in soft tissue of penis</text:p>
          </table:table-cell>
          <table:table-cell table:style-name="ce3" office:value-type="string">
            <text:p>Peyronie's disease (connective tissue disorder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out, menial retardation, self-mutilating behavior in a boy</text:p>
          </table:table-cell>
          <table:table-cell table:style-name="ce3" office:value-type="string">
            <text:p>Lesch-Nyhan syndrome (HGPRT deficienc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reen-yellow rings around peripheral cornea</text:p>
          </table:table-cell>
          <table:table-cell table:style-name="ce3" office:value-type="string">
            <text:p>Kayser-Fleischer rings (copper accumulation from Wilson's diseas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amartomalous Gl polyps, hyperpigmentation of mouth/feeVhands</text:p>
          </table:table-cell>
          <table:table-cell table:style-name="ce3" office:value-type="string">
            <text:p>Peulz-Jeghers syndrome (genetic benign polyposis can cause bowel obstruction; T cancer risk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epatosplenomegaly, osteoporosis, neurologic symploms</text:p>
          </table:table-cell>
          <table:table-cell table:style-name="ce3" office:value-type="string">
            <text:p>Gaucher's disease (glucocerebrosidase deficienc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ereditary nephrilis, sensorineural hearing loss, cataracts</text:p>
          </table:table-cell>
          <table:table-cell table:style-name="ce3" office:value-type="string">
            <text:p>Alport's syndrome (collagen mulatio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coagulability (leading to migrating DVTs and vasculitis)</text:p>
          </table:table-cell>
          <table:table-cell table:style-name="ce3" office:value-type="string">
            <text:p>Trousseau's sign (adenocarcinoma of pancreas or lung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phagia, hypersexualily, hyperoralily, hyperdocilily</text:p>
          </table:table-cell>
          <table:table-cell table:style-name="ce3" office:value-type="string">
            <text:p>Kluver-Bucy syndrome (bilateral amygdala lesio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ertension, hypokalemia, metabolic acidosis</text:p>
          </table:table-cell>
          <table:table-cell table:style-name="ce8" office:value-type="string">
            <text:p><text:span text:style-name="T3">Conn's syndrome (1° </text:span><text:span text:style-name="T5">hyperaldosteronism)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Hypoxemia, polycythemia, hypercapnia</text:p>
          </table:table-cell>
          <table:table-cell table:style-name="ce3" office:value-type="string">
            <text:p>"Blue bloater" (chronic bronchitis: hyperplasia of mucous cell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durated, ulcerated genital lesion (nonpainful)</text:p>
          </table:table-cell>
          <table:table-cell table:style-name="ce9" office:value-type="string">
            <text:p><text:span text:style-name="T2">Chancre (1° syphilis: </text:span><text:span text:style-name="T6">Treponema pallidum)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fanl wilh failure to thrive, hepatosplenomegaly, neurodegeneration</text:p>
          </table:table-cell>
          <table:table-cell table:style-name="ce3" office:value-type="string">
            <text:p>Niemann-Pick disease (genetic sphingomyelinase deficienc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fanl wilh hypoglycemia, failure to thrive, and hepatomegaly</text:p>
          </table:table-cell>
          <table:table-cell table:style-name="ce3" office:value-type="string">
            <text:p>Cori's disease (debranchlng enzyme deficienc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fanl with microcephaly, rocker-bottom feel, and structural heart defeel</text:p>
          </table:table-cell>
          <table:table-cell table:style-name="ce3" office:value-type="string">
            <text:p>Edwards' syndrome (Irisomy 18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Jaundice, RUQ pain, fever</text:p>
          </table:table-cell>
          <table:table-cell table:style-name="ce3" office:value-type="string">
            <text:p>Charcot's triad 2 (ascending cholangit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Keratin pearls on a skin lesion</text:p>
          </table:table-cell>
          <table:table-cell table:style-name="ce3" office:value-type="string">
            <text:p>Squamous cell carcinom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arge rash wilh bull's-eye appearance</text:p>
          </table:table-cell>
          <table:table-cell table:style-name="ce9" office:value-type="string">
            <text:p><text:span text:style-name="T2">Erythema chronicum migrans from lick bile (Lyme disease: </text:span><text:span text:style-name="T6">Borrelia)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ucid interval after traumatic brain injury</text:p>
          </table:table-cell>
          <table:table-cell table:style-name="ce3" office:value-type="string">
            <text:p>Epidural hematom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ale child, recurrent infections, no mature B cells</text:p>
          </table:table-cell>
          <table:table-cell table:style-name="ce3" office:value-type="string">
            <text:p>Bruton's disease (X-linked agammaglobulinemi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ucosal bleeding and prolonged bleeding lime</text:p>
          </table:table-cell>
          <table:table-cell table:style-name="ce3" office:value-type="string">
            <text:p>Glanzmann's thrombasthenia (defeel in plalelel aggregation due to lack of Gpllb/III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ulliple colon polyps, osteomas/soft lissue lumors, impacted/supernumerary teeth</text:p>
          </table:table-cell>
          <table:table-cell table:style-name="ce3" office:value-type="string">
            <text:p>Gardner's syndrome (genetic disorder, predisposes lo colon cancer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ecrolizing vasculitis (lungs) and necrolizing glomerulonephritis</text:p>
          </table:table-cell>
          <table:table-cell table:style-name="ce3" office:value-type="string">
            <text:p>Wegener's and Goodpasture's syndromes (hemoptysis and glomerular diseas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eonate wilh arm paralysis following difficult birth</text:p>
          </table:table-cell>
          <table:table-cell table:style-name="ce3" office:value-type="string">
            <text:p>Erb-Duchenne palsy (superior trunk [C5-C6J brachial plexus injury: "waiter's lip"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o lactation postpartum, absenl menstruation, cold intolerance</text:p>
          </table:table-cell>
          <table:table-cell table:style-name="ce3" office:value-type="string">
            <text:p>Sheehan's syndrome (pituitary infarctio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ystagmus, intention Iremor, scanning speech</text:p>
          </table:table-cell>
          <table:table-cell table:style-name="ce3" office:value-type="string">
            <text:p>Charcot's triad 1 (mulliple scleros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Oscillating slow/fast breathing</text:p>
          </table:table-cell>
          <table:table-cell table:style-name="ce3" office:value-type="string">
            <text:p>Cheyne-Stokes respirations (cenlral apnea in CHF or T inlracranial pressur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ainful blue fingers/toes, hemolytic anemia</text:p>
          </table:table-cell>
          <table:table-cell table:style-name="ce9" office:value-type="string">
            <text:p><text:span text:style-name="T2">Cold agglutinin disease (auloimmune hemolytic anemia caused by </text:span><text:span text:style-name="T6">Mycoplasma pneumoniae, </text:span><text:span text:style-name="T7">infectious mononucleosis)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ainful, pale, cold fingers/toes</text:p>
          </table:table-cell>
          <table:table-cell table:style-name="ce3" office:value-type="string">
            <text:p>Raynaud's syndrome (vasospasm in extremitie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ainful, raised red lesions on palms and soles</text:p>
          </table:table-cell>
          <table:table-cell table:style-name="ce3" office:value-type="string">
            <text:p>Osier's node (infective endocardit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ainless jaundice</text:p>
          </table:table-cell>
          <table:table-cell table:style-name="ce3" office:value-type="string">
            <text:p>Cancer of the pancrealic head obslrucling bile duct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alpable purpura, joint pain, abdominal pain (child)</text:p>
          </table:table-cell>
          <table:table-cell table:style-name="ce3" office:value-type="string">
            <text:p>Henoch-Schonlein purpura (IgA vasculitis affecting skin and kidney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ancrealic, pituitary, parathyroid lumors</text:p>
          </table:table-cell>
          <table:table-cell table:style-name="ce3" office:value-type="string">
            <text:p>Wermer's syndrome (MEN 1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ink complexion, dyspnea, hyperventilation</text:p>
          </table:table-cell>
          <table:table-cell table:style-name="ce3" office:value-type="string">
            <text:p>"Pink puffer" (emphysema: centroadnar [smoking], panacinar [cq-antitrypsin deficiency]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Polyostotic fibrous dysplasia, precocious puberty, cafe-au-lait spots, short stature in a young girl</text:p>
          </table:table-cell>
          <table:table-cell table:style-name="ce3" office:value-type="string">
            <text:p>McCune-Albright syndrome (mosaic G-protein signaling mulalion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lyuria, addosis, growth failure<text:span text:style-name="T1">, </text:span><text:span text:style-name="T3">electrolyte imbalances</text:span></text:p>
          </table:table-cell>
          <table:table-cell table:style-name="ce2" office:value-type="string">
            <text:p>Faneoni's syndrome (proximal tubular reabsorption defect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sitive anlerior "drawer sign"</text:p>
          </table:table-cell>
          <table:table-cell table:style-name="ce2" office:value-type="string">
            <text:p>Anterior cruciate ligamenl (ACL) injur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tosis, miosis, anhidrosis</text:p>
          </table:table-cell>
          <table:table-cell table:style-name="ce2" office:value-type="string">
            <text:p>Horner's syndrome (sympathetic chain lesion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upil accommodates but doesn't read</text:p>
          </table:table-cell>
          <table:table-cell table:style-name="ce2" office:value-type="string">
            <text:p>Argyll Robertson pupil (neurosyphil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pidly progressive leg weakness that <text:span text:style-name="T3">ascends (following Gl/upper respiralory infection)</text:span></text:p>
          </table:table-cell>
          <table:table-cell table:style-name="ce2" office:value-type="string">
            <text:p>Guillain-Barr^ syndrome (autoimmune acute inflammatory demyelinating polyneuropath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ash on palms and soles</text:p>
          </table:table-cell>
          <table:table-cell table:style-name="ce9" office:value-type="string">
            <text:p><text:span text:style-name="T8">2°</text:span><text:span text:style-name="T9"> </text:span><text:span text:style-name="T3">syphilis, Rocky Mountain spotted fever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current colds, unusual eczema, high<text:span text:style-name="T1"> </text:span><text:span text:style-name="T3">serum IgE</text:span></text:p>
          </table:table-cell>
          <table:table-cell table:style-name="ce2" office:value-type="string">
            <text:p>Job's syndrome (hyper-lgE syndrome: neutrophil chemotaxis abnormalil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d "currant jelly" sputum</text:p>
          </table:table-cell>
          <table:table-cell table:style-name="ce10" office:value-type="string">
            <text:p>Klebsiella pneumonia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d, itchy, swollen rash of nipple/areola</text:p>
          </table:table-cell>
          <table:table-cell table:style-name="ce2" office:value-type="string">
            <text:p>Paget's disease of the breast (represents underlying neoplasm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d urine in the morning</text:p>
          </table:table-cell>
          <table:table-cell table:style-name="ce2" office:value-type="string">
            <text:p>Paroxysmal nocturnal hemoglobinuria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enal cell carcinoma, bemangioblastomas, angiomatosis, pheochromocytoma</text:p>
          </table:table-cell>
          <table:table-cell table:style-name="ce2" office:value-type="string">
            <text:p>von Hippel-Lindau disease (dominant lumor suppressor gene mutation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sting tremor, rigidity, akinesia, postural<text:span text:style-name="T4"> </text:span><text:span text:style-name="T3">instability</text:span></text:p>
          </table:table-cell>
          <table:table-cell table:style-name="ce2" office:value-type="string">
            <text:p>Parkinson's disease (nigrostriatal dopamine depletion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strictive cardiomyopathy (juvenile form:</text:p>
          </table:table-cell>
          <table:table-cell table:style-name="ce2" office:value-type="string">
            <text:p>Pompe's disease (lysosomal glucosidase deficienc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tinal hemorrhages wilh pale cenlers</text:p>
          </table:table-cell>
          <table:table-cell table:style-name="ce2" office:value-type="string">
            <text:p>Roth's spots (baclerial endocardit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vere jaundice in neonate</text:p>
          </table:table-cell>
          <table:table-cell table:style-name="ce2" office:value-type="string">
            <text:p>Crigler-Najiar syndrome (congenilal unconjugated hyperbilirubinemi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vere RLQ pain with rebound tenderness</text:p>
          </table:table-cell>
          <table:table-cell table:style-name="ce2" office:value-type="string">
            <text:p>McBumey's sign (appendidt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hort stature, t incidence of tumors<text:span text:style-name="T1">/ </text:span><text:span text:style-name="T3">leukemia, aplastic anemia</text:span></text:p>
          </table:table-cell>
          <table:table-cell table:style-name="ce2" office:value-type="string">
            <text:p>Faneoni's anemia (genetically inherited; often progresses to AM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ngle palm crease</text:p>
          </table:table-cell>
          <table:table-cell table:style-name="ce2" office:value-type="string">
            <text:p>Simian crease (Down syndrom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tus inversus, chronic sinusitis,<text:span text:style-name="T1"> </text:span><text:span text:style-name="T3">bronchiectasis</text:span></text:p>
          </table:table-cell>
          <table:table-cell table:style-name="ce2" office:value-type="string">
            <text:p>Kartagener's syndrome (dynein defect affecling cili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kin hyperpigmentation</text:p>
          </table:table-cell>
          <table:table-cell table:style-name="ce2" office:value-type="string">
            <text:p>Addison's disease (1 ° adrenocortical insuffidency of autoimmune or infectious etiolog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low, progressive musde weakness in boys</text:p>
          </table:table-cell>
          <table:table-cell table:style-name="ce2" office:value-type="string">
            <text:p>Becker's muscular dystrophy (X-linked, defedive dyslrophin; less severe lhan Duchenne'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mall, irregular red spots on buccal<text:span text:style-name="T1">/</text:span><text:span text:style-name="T3">lingual mucosa with blue-while centers</text:span></text:p>
          </table:table-cell>
          <table:table-cell table:style-name="ce2" office:value-type="string">
            <text:p>Koplik spots (measle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mall, nontender, erythematous lesio<text:span text:style-name="T1">ns </text:span><text:span text:style-name="T3">on palms/soles</text:span></text:p>
          </table:table-cell>
          <table:table-cell table:style-name="ce2" office:value-type="string">
            <text:p>Janeway lesions (infedive endocardit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moolh, flat, moist while lesion<text:span text:style-name="T1">s on </text:span><text:span text:style-name="T3">genitals</text:span></text:p>
          </table:table-cell>
          <table:table-cell table:style-name="ce2" office:value-type="string">
            <text:p>Condylomata lata (2° syphili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plinter hemorrhages in fingernails</text:p>
          </table:table-cell>
          <table:table-cell table:style-name="ce2" office:value-type="string">
            <text:p>Baderial endocardit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Strawberry tongue"</text:p>
          </table:table-cell>
          <table:table-cell table:style-name="ce2" office:value-type="string">
            <text:p>Scarlet (ever, Kawasaki disease, toxic shock syndrom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treak ovaries, congenital heart disease, horseshoe kidney</text:p>
          </table:table-cell>
          <table:table-cell table:style-name="ce3" office:value-type="string">
            <text:p>Turner's syndrome (XO, short slalure, webbed neek, lymphedem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udden swollen/painful big toe joint, tophi</text:p>
          </table:table-cell>
          <table:table-cell table:style-name="ce3" office:value-type="string">
            <text:p>Cou^podagra (hyperuricemi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wollen gums, mucous bleeding, poor wound healing, spots on skin</text:p>
          </table:table-cell>
          <table:table-cell table:style-name="ce3" office:value-type="string">
            <text:p>Scurvy (vilamin C deficiency: can't hydroxylale proline/lysine for collagen synthes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wollen, hard, painful finger joints</text:p>
          </table:table-cell>
          <table:table-cell table:style-name="ce3" office:value-type="string">
            <text:p>Osteoarthritis (osteophytes on PIP [Bouchard's nodes], DIP [Heberden's nodes]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Sysloiic ejedion mumuir (crescendo-decrescendo)</text:p>
          </table:table-cell>
          <table:table-cell table:style-name="ce3" office:value-type="string">
            <text:p>Aortic valve stenosi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hyroid, parathyroid, adrenal tumors</text:p>
          </table:table-cell>
          <table:table-cell table:style-name="ce3" office:value-type="string">
            <text:p>Sipple's syndrome (MEN 2A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lcerated genital lesion with exudate (painful)</text:p>
          </table:table-cell>
          <table:table-cell table:style-name="ce9" office:value-type="string">
            <text:p><text:span text:style-name="T2">Chancroid </text:span><text:span text:style-name="T6">{Haemophilusducreyi)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nilateral facial drooping</text:p>
          </table:table-cell>
          <table:table-cell table:style-name="ce3" office:value-type="string">
            <text:p>Bell's palsy (LMN CNVII pals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Urethritis, conjundivilis, arthritis in a male</text:p>
          </table:table-cell>
          <table:table-cell table:style-name="ce3" office:value-type="string">
            <text:p>Reiter's syndrome (reactive arthritis associated wilh HLA-B27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ascular birthmark (port-wine stain)</text:p>
          </table:table-cell>
          <table:table-cell table:style-name="ce3" office:value-type="string">
            <text:p>Hemangioma (benign, but associated wilh Sturge-Weber syndrom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asculitis from exposure to endotoxin causing glomerular thrombosis</text:p>
          </table:table-cell>
          <table:table-cell table:style-name="ce3" office:value-type="string">
            <text:p>Shwartzman readion (following second exposure lo endotoxi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Vomiting blood following esophagogastric lacerations</text:p>
          </table:table-cell>
          <table:table-cell table:style-name="ce3" office:value-type="string">
            <text:p>Mallory-Weiss syndrome (alcoholics and eating disorder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"Waxy" casts with very low urine flow</text:p>
          </table:table-cell>
          <table:table-cell table:style-name="ce3" office:value-type="string">
            <text:p>Chronic end-stage renal diseas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WBC casts in urine</text:p>
          </table:table-cell>
          <table:table-cell table:style-name="ce3" office:value-type="string">
            <text:p>Acule pyelonephritis or cystiti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Weight loss, diarrhea, arthritis, fever, adenopathy</text:p>
          </table:table-cell>
          <table:table-cell table:style-name="ce9" office:value-type="string">
            <text:p><text:span text:style-name="T2">Whipple's disease </text:span><text:span text:style-name="T6">{Tropheryma whippelii)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"Worst headache of my life"</text:p>
          </table:table-cell>
          <table:table-cell table:style-name="ce3" office:value-type="string">
            <text:p>Berry aneurysm (assoeialed wilh adult polycyslic kidney disease)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ce5"/>
        <table:table-column table:style-name="co6" table:default-cell-style-name="ce5"/>
        <table:table-column table:style-name="co3" table:number-columns-repeated="1022" table:default-cell-style-name="ce5"/>
        <table:table-row table:style-name="ro1">
          <table:table-cell table:style-name="ce2" office:value-type="string">
            <text:p>Lab/diagnostic finding</text:p>
          </table:table-cell>
          <table:table-cell table:style-name="ce3" office:value-type="string">
            <text:p>Diagnosis/disea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nticentromere antibodies</text:p>
          </table:table-cell>
          <table:table-cell table:style-name="ce3" office:value-type="string">
            <text:p>Scleroderma (CREST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tidesmoglein (epithelial) antibodies</text:p>
          </table:table-cell>
          <table:table-cell table:style-name="ce3" office:value-type="string">
            <text:p>Pemphigus vulgaris (blistering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ti-glomerular basemenl membrane antibodies</text:p>
          </table:table-cell>
          <table:table-cell table:style-name="ce3" office:value-type="string">
            <text:p>Goodpasture's syndrome (glomerulonephritis and lung hemorrhag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utihislone antibodies</text:p>
          </table:table-cell>
          <table:table-cell table:style-name="ce3" office:value-type="string">
            <text:p>Drug-induced SL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ti-IgG antibodies</text:p>
          </table:table-cell>
          <table:table-cell table:style-name="ce3" office:value-type="string">
            <text:p>Rheumaloid arthritis (systemic infiammalion, joint pannus, boulonntere deformit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limilochondrial antibodies (AMAs)</text:p>
          </table:table-cell>
          <table:table-cell table:style-name="ce3" office:value-type="string">
            <text:p>1° biliary cirrhosis (female, cholestasis, portal hypertensio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lineulrophil cytoplasmic antibodies (ANCAs)</text:p>
          </table:table-cell>
          <table:table-cell table:style-name="ce3" office:value-type="string">
            <text:p>Vasculitis (Wegener's, microscopic polyangiitis, glomerulonephrit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tinudear antibodies (ANAs: anti-Smith and anti-dsDNA)</text:p>
          </table:table-cell>
          <table:table-cell table:style-name="ce3" office:value-type="string">
            <text:p>SLE (type til hypersensitivity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tiplatelet antibodies</text:p>
          </table:table-cell>
          <table:table-cell table:style-name="ce3" office:value-type="string">
            <text:p>Idiopathic Ihrombocytopenic purpura (ITP) (bleeding diathesi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ti-topoisomerase antibodies</text:p>
          </table:table-cell>
          <table:table-cell table:style-name="ce3" office:value-type="string">
            <text:p>Diffuse systemic scleroderm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nti-transglutaminase/anligliadin antibodies</text:p>
          </table:table-cell>
          <table:table-cell table:style-name="ce3" office:value-type="string">
            <text:p>Celiac disease (diarrhea, distenlion, weighl los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Azurophilic granular needles in leukemic blasts</text:p>
          </table:table-cell>
          <table:table-cell table:style-name="ce3" office:value-type="string">
            <text:p>Auer rods (acule myelogenous leukemia: espedally the promyelocytic typ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"Bamboo spine" on x-ray</text:p>
          </table:table-cell>
          <table:table-cell table:style-name="ce3" office:value-type="string">
            <text:p>Ankylosing spondylilis (chronic inflammalory arthritis: HLA-B27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asophilic nuclear remnants in RBCs</text:p>
          </table:table-cell>
          <table:table-cell table:style-name="ce3" office:value-type="string">
            <text:p>Howell-Jolly bodies (due lo splenedomy or nonfundional spleen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asophilic stippling of RBCs</text:p>
          </table:table-cell>
          <table:table-cell table:style-name="ce3" office:value-type="string">
            <text:p>Lead poisoning or sideroblastic anemia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loody tap on LP</text:p>
          </table:table-cell>
          <table:table-cell table:style-name="ce3" office:value-type="string">
            <text:p>Subarachnoid hemorrhag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"Boot-shaped" heart on x-ray</text:p>
          </table:table-cell>
          <table:table-cell table:style-name="ce2" office:value-type="string">
            <text:p>Tetralogy of Fallot RVH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ranching gram-positive rods with sulfur granules</text:p>
          </table:table-cell>
          <table:table-cell table:style-name="ce7" office:value-type="string">
            <text:p>Actinomyces israelii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Bronchogenic apical lung tumor</text:p>
          </table:table-cell>
          <table:table-cell table:style-name="ce3" office:value-type="string">
            <text:p>Pancoast's tumor (can compress sympathetic ganglion and cause Homer's syndrom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"Brown" tumor of bone</text:p>
          </table:table-cell>
          <table:table-cell table:style-name="ce3" office:value-type="string">
            <text:p>Hemorrhage (hemosiderin) causes brown color of osteolytic cysts. Due to: 1. Hyperparathyroidism 2. Osteitis fibrosa cystica (von Recklinghausen's disease of bone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ardiomegaly with apical atrophy</text:p>
          </table:table-cell>
          <table:table-cell table:style-name="ce9" office:value-type="string">
            <text:p><text:span text:style-name="T2">Chagas' disease </text:span><text:span text:style-name="T6">(Trypanosoma cruzi)</text:span>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ellular crescents in Bowman's capsule</text:p>
          </table:table-cell>
          <table:table-cell table:style-name="ce3" office:value-type="string">
            <text:p>Rapidly progressive crescentic glomerulonephriti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"Chocolate cyst" of ovary</text:p>
          </table:table-cell>
          <table:table-cell table:style-name="ce3" office:value-type="string">
            <text:p>Endomelriosis (frequently involves both ovaries)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ircular grouping of dark lumor cells surrounding pale neurofibrils</text:p>
          </table:table-cell>
          <table:table-cell table:style-name="ce3" office:value-type="string">
            <text:p>Homer Wright rosettes (neuroblastoma, medulloblasloma, retinoblastoma)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<text:span text:style-name="T2">Colonies of mucoid </text:span><text:span text:style-name="T6">Pseudomonas </text:span><text:span text:style-name="T2">in lungs</text:span></text:p>
          </table:table-cell>
          <table:table-cell table:style-name="ce3" office:value-type="string">
            <text:p>Cyslic fibrosis (CFTR mulation in Caucasians resulling in fat-soluble vilamin deficiency and mucous plug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generalion of dorsal column nerves</text:p>
          </table:table-cell>
          <table:table-cell table:style-name="ce2" office:value-type="string">
            <text:p>Tabes dorsalis (3° syphili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pigmenlalion of neurons in substantia nigra</text:p>
          </table:table-cell>
          <table:table-cell table:style-name="ce2" office:value-type="string">
            <text:p>Parkinson's disease (basal ganglia disorder: rigidity, resting Iremor, bradykinesi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esquamated epithelium casts in sputum</text:p>
          </table:table-cell>
          <table:table-cell table:style-name="ce2" office:value-type="string">
            <text:p>Curschmann's spirals (bronchial asthma; can result in whorled mucous plug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isarrayed granulosa cells in eosinophilic fluid</text:p>
          </table:table-cell>
          <table:table-cell table:style-name="ce2" office:value-type="string">
            <text:p>Call-Exner bodies (granulosa-theca cell tumor of the ovary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ysplaslic squamous cervical cells with nudear enlargement and hyperchromasia</text:p>
          </table:table-cell>
          <table:table-cell table:style-name="ce2" office:value-type="string">
            <text:p>Koilocyles (HPV: predisposes lo cervical cancer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nlarged cells wilh intranudear inclusion bodies</text:p>
          </table:table-cell>
          <table:table-cell table:style-name="ce2" office:value-type="string">
            <text:p>"Owl's-eye" appearance of CMV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nlarged Ihyroid cells with ground-glass nuclei</text:p>
          </table:table-cell>
          <table:table-cell table:style-name="ce2" office:value-type="string">
            <text:p>"Orphan Annie" eye nudei (papillary cardnoma of the Ihyroid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osinophilic cytoplasmic inclusion in liver cell</text:p>
          </table:table-cell>
          <table:table-cell table:style-name="ce2" office:value-type="string">
            <text:p>Mallory bodies (alcoholic liver diseas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osinophilic cytoplasmic inclusion in nerve cell</text:p>
          </table:table-cell>
          <table:table-cell table:style-name="ce2" office:value-type="string">
            <text:p>Lewy body (Parkinson's diseas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osinophilic globule in liver</text:p>
          </table:table-cell>
          <table:table-cell table:style-name="ce2" office:value-type="string">
            <text:p>Councilman body (toxic or viral hepatitis, often yellow fever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osinophilic inclusion bodies in cytoplasm of hippocampal nerve cells</text:p>
          </table:table-cell>
          <table:table-cell table:style-name="ce2" office:value-type="string">
            <text:p>Rabies virus (Lyssaviru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Extracellular amyloid deposition in gray matter of brain</text:p>
          </table:table-cell>
          <table:table-cell table:style-name="ce2" office:value-type="string">
            <text:p>Senile plaques (Alzheimer's diseas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ianl B cells wilh bilobed nuclei with prominenl inclusions ("owl's eye")</text:p>
          </table:table-cell>
          <table:table-cell table:style-name="ce2" office:value-type="string">
            <text:p>Reed-Sternberg cells (Hodgkin's lymphom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iomcrulus-like strudurc surrounding vessel in germ cells</text:p>
          </table:table-cell>
          <table:table-cell table:style-name="ce2" office:value-type="string">
            <text:p>Schiller-Duval bodies (yolk sac tumor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Hair-on-end" (crew-cut) appearance on x-ray</text:p>
          </table:table-cell>
          <table:table-cell table:style-name="ce2" office:value-type="string">
            <text:p>[Hhalassemia, sickle cell anemia (exlramedullary hemalopoiesi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CG elevaled</text:p>
          </table:table-cell>
          <table:table-cell table:style-name="ce2" office:value-type="string">
            <text:p>Choriocardnoma, hydalidiform mole (occurs wilh and wilhoul embryo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eart nodules (inflammatory)</text:p>
          </table:table-cell>
          <table:table-cell table:style-name="ce2" office:value-type="string">
            <text:p>Asehoff bodies (rheumatic fever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elerophile antibodies</text:p>
          </table:table-cell>
          <table:table-cell table:style-name="ce2" office:value-type="string">
            <text:p>Infedious mononudeosis (EBV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exagonal, double-pointed, needle-like crystals in bronchial secretions</text:p>
          </table:table-cell>
          <table:table-cell table:style-name="ce2" office:value-type="string">
            <text:p>Bronchial aslhma (Charcol-Leyden crystals: eosinophilic granule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igh level of o-dimers</text:p>
          </table:table-cell>
          <table:table-cell table:style-name="ce2" office:value-type="string">
            <text:p>DVT, pulmonary embolism, DIC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Honeycomb lung" on x-ray</text:p>
          </table:table-cell>
          <table:table-cell table:style-name="ce2" office:value-type="string">
            <text:p>Interstitial fibros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ypersegmented neulrophils</text:p>
          </table:table-cell>
          <table:table-cell table:style-name="ce11" office:value-type="string">
            <text:p><text:span text:style-name="T10">Megaloblastic anemia (B,</text:span><text:span text:style-name="T11">2</text:span><text:span text:style-name="T10">, folate deficiency)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Hypochromic, microcylic anemia</text:p>
          </table:table-cell>
          <table:table-cell table:style-name="ce2" office:value-type="string">
            <text:p>Iron deficiency anemia, lead poisoning, thalassemia (HbF sometimes presenl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creased H-feloprolein in amniotic fluid/ maternal serum</text:p>
          </table:table-cell>
          <table:table-cell table:style-name="ce2" office:value-type="string">
            <text:p>Anencephaly, spina bifida (neural tube defect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creased uric acid levels</text:p>
          </table:table-cell>
          <table:table-cell table:style-name="ce2" office:value-type="string">
            <text:p>Gout, Lesch-Nyhan syndrome, myeloproliferative disorders, loop and Ihiazide diurelic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tranuclear eosinophilic droplet-like bodies</text:p>
          </table:table-cell>
          <table:table-cell table:style-name="ce2" office:value-type="string">
            <text:p>Cowdry type A bodies (HSV or yellow fever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ron-containing nodules in alveolar seplum</text:p>
          </table:table-cell>
          <table:table-cell table:style-name="ce2" office:value-type="string">
            <text:p>Ferruginous bodies (asheslosis: T chance of mesotheliom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arge lysosomal vesicles in phagocytes, immunocompromised</text:p>
          </table:table-cell>
          <table:table-cell table:style-name="ce2" office:value-type="string">
            <text:p>Chediak-Higashi disease (failure of phagolysosome formation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ow serum ceruloplasmin</text:p>
          </table:table-cell>
          <table:table-cell table:style-name="ce2" office:value-type="string">
            <text:p>Wilson's disease (hepatolenticular degeneralion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Lumpy-bumpy" appearance of glomeruli on immunofluorescence</text:p>
          </table:table-cell>
          <table:table-cell table:style-name="ce2" office:value-type="string">
            <text:p>Poststreptococcal glomerulonephrit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ytic ("hole-punched") bone lesions on x-ray</text:p>
          </table:table-cell>
          <table:table-cell table:style-name="ce2" office:value-type="string">
            <text:p>Mulliple myelom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mmary gland ("blue-domed") cyst</text:p>
          </table:table-cell>
          <table:table-cell table:style-name="ce2" office:value-type="string">
            <text:p>Fibrocystic change of the breast. 1. Mulliple myeloma (called the M protein; usually IgG or IgA) 2. Monoclonal gammopathy of undetermined significance (MGUS) 3. Waldenstrom's (M protein = IgM) macroglobulinemi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oclonal anlibody spike</text:p>
          </table:table-cell>
          <table:table-cell table:style-name="ce2" office:value-type="string">
            <text:p>Bence Jones proleins (mulliple myeloma [kappa or lambda Ig lighl chains in urine}),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onoclonal globulin prolein in blood/urine</text:p>
          </table:table-cell>
          <table:table-cell table:style-name="ce2" office:value-type="string">
            <text:p>Waldenstrom's macroglobulinemia (IgM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ucin-filled cell with peripheral nucleus</text:p>
          </table:table-cell>
          <table:table-cell table:style-name="ce2" office:value-type="string">
            <text:p>Signel ring (gaslric cardnom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arrowing of bowel lumen on barium radiograph</text:p>
          </table:table-cell>
          <table:table-cell table:style-name="ce2" office:value-type="string">
            <text:p>"Siring sign" (Crohn's diseas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eedle-shaped, negatively birefringent crystals</text:p>
          </table:table-cell>
          <table:table-cell table:style-name="ce2" office:value-type="string">
            <text:p>Gout (hyperuricemi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Nodular hyaline deposits in glomeruli</text:p>
          </table:table-cell>
          <table:table-cell table:style-name="ce2" office:value-type="string">
            <text:p>Kimmelstiel-Wilson nodules (diabetic nephropathy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Nutmeg" appearance of liver</text:p>
          </table:table-cell>
          <table:table-cell table:style-name="ce2" office:value-type="string">
            <text:p>Chronic passive congestion of liver due to righl heart fail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Onion-skin" periosteal readion</text:p>
          </table:table-cell>
          <table:table-cell table:style-name="ce2" office:value-type="string">
            <text:p>Ewing's sarcoma (malignanl round-cell tumor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iosteum raised Irom bone, creating triangular area</text:p>
          </table:table-cell>
          <table:table-cell table:style-name="ce2" office:value-type="string">
            <text:p>Codman's triangle on x-ray (osleosarcoma. Ewing's sarcoma, pyogenic osteomyeliti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docyle fusion on EM</text:p>
          </table:table-cell>
          <table:table-cell table:style-name="ce2" office:value-type="string">
            <text:p>Minimal change disease (child with nephrotic syndrom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lished, "ivory-like" appearance of bone at cartilage erosion</text:p>
          </table:table-cell>
          <table:table-cell table:style-name="ce2" office:value-type="string">
            <text:p>Ebumation (osteoarthritis resulling in bony sderosi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tein aggregates in neurons from liyperphosphorylalion of prolein tau</text:p>
          </table:table-cell>
          <table:table-cell table:style-name="ce9" office:value-type="string">
            <text:p><text:span text:style-name="T10">Neurofibrillary tangles (Alzheimer's disease and </text:span><text:span text:style-name="T12">GO)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seudopalisade lumor cell arrangement</text:p>
          </table:table-cell>
          <table:table-cell table:style-name="ce2" office:value-type="string">
            <text:p>Glioblastoma multiform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BC casts in urine</text:p>
          </table:table-cell>
          <table:table-cell table:style-name="ce2" office:value-type="string">
            <text:p>Acute glomerulonephrit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dangular. crystal-like inclusions in Leydig cells</text:p>
          </table:table-cell>
          <table:table-cell table:style-name="ce2" office:value-type="string">
            <text:p>Reinke crystals (Leydig cell lumor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enal epithelial casls in urine</text:p>
          </table:table-cell>
          <table:table-cell table:style-name="ce2" office:value-type="string">
            <text:p>Acute toxic/viral nephros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homboid crystals, posilively birefringent</text:p>
          </table:table-cell>
          <table:table-cell table:style-name="ce2" office:value-type="string">
            <text:p>Pseudogout (calcium pyrophosphate dihydral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ib notching</text:p>
          </table:table-cell>
          <table:table-cell table:style-name="ce2" office:value-type="string">
            <text:p>Coarctation ol the aor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heets of medium-sized lymphoid cells ("starry sky" appearance on histology)</text:p>
          </table:table-cell>
          <table:table-cell table:style-name="ce2" office:value-type="string">
            <text:p>Burkitt's lymphoma (l[8:I4] c-/nyc activation, associated with EBV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lver-staining spherical aggregation of lau proteins in neurons</text:p>
          </table:table-cell>
          <table:table-cell table:style-name="ce2" office:value-type="string">
            <text:p>Pick bodies (Pick's disease: progressive demenlia, similar to Alzheimer'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mall granulomalous lesion in lungs (can caldfy)</text:p>
          </table:table-cell>
          <table:table-cell table:style-name="ce9" office:value-type="string">
            <text:p><text:span text:style-name="T10">Ghon focus (1° TB: </text:span><text:span text:style-name="T12">Mycobacterium </text:span><text:span text:style-name="T10">bacilli)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mall, round RBC inclusions</text:p>
          </table:table-cell>
          <table:table-cell table:style-name="ce2" office:value-type="string">
            <text:p>Heinz bodies (G6PD defidency, ot-thalassemia, ehronie liver diseas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Soap bubble" on x-ray</text:p>
          </table:table-cell>
          <table:table-cell table:style-name="ce2" office:value-type="string">
            <text:p>Giant cell tumor of bone (generally benign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Spikes" on basement membrane, "dome-like" endothelial deposils</text:p>
          </table:table-cell>
          <table:table-cell table:style-name="ce2" office:value-type="string">
            <text:p>Membranous glomerulonephritis (may progress lo nephrotic syndrom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tacks of red blood cells</text:p>
          </table:table-cell>
          <table:table-cell table:style-name="ce2" office:value-type="string">
            <text:p>Rouleaux formalion (high ESR: mulliple myelom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tippled vaginal epithelial cells</text:p>
          </table:table-cell>
          <table:table-cell table:style-name="ce9" office:value-type="string">
            <text:p><text:span text:style-name="T10">"Clue cells" </text:span><text:span text:style-name="T12">{Cardnerella vaginalis)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Tennis-racket"-shaped cytoplasmic organelles (EM) in Langerhans cells</text:p>
          </table:table-cell>
          <table:table-cell table:style-name="ce2" office:value-type="string">
            <text:p>Birbeck granules (histiocytosis X: eosinophilic granuloma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rombi made of white/red layers</text:p>
          </table:table-cell>
          <table:table-cell table:style-name="ce2" office:value-type="string">
            <text:p>Lines of Zahn (arterial thrombus, layers of platelets/RBCs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Thumb sign" on lateral x-ray</text:p>
          </table:table-cell>
          <table:table-cell table:style-name="ce9" office:value-type="string">
            <text:p><text:span text:style-name="T10">Epiglottitis </text:span><text:span text:style-name="T12">(Haemophilus influenzae)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hyroid-like appearance of kidney</text:p>
          </table:table-cell>
          <table:table-cell table:style-name="ce2" office:value-type="string">
            <text:p>Chronic baderial pyelonephril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Tram-track" appearance on LM</text:p>
          </table:table-cell>
          <table:table-cell table:style-name="ce2" office:value-type="string">
            <text:p>Membranoproliferative glomerulonephriti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riglyceride accumulalion in liver cell vacuoles</text:p>
          </table:table-cell>
          <table:table-cell table:style-name="ce2" office:value-type="string">
            <text:p>Fatly liver disease (alcoholic or metabolic syndrome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BCs that look "smudged"</text:p>
          </table:table-cell>
          <table:table-cell table:style-name="ce2" office:value-type="string">
            <text:p>CLL (almost always B cell; affects the elderly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"Wire loop" glomerular appearance onLM</text:p>
          </table:table-cell>
          <table:table-cell table:style-name="ce2" office:value-type="string">
            <text:p>Lupus nephropath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Yellow CSF</text:p>
          </table:table-cell>
          <table:table-cell table:style-name="ce2" office:value-type="string">
            <text:p>Xanthochromia (subarachnoid hemorrhage)</text:p>
          </table:table-cell>
          <table:table-cell table:number-columns-repeated="1022"/>
        </table:table-row>
        <table:table-row table:style-name="ro1" table:number-rows-repeated="65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Helvetica-BoldOblique" svg:font-family="Helvetica-BoldOblique" style:font-family-generic="swiss"/>
    <style:font-face style:name="Helvetica-Oblique" svg:font-family="Helvetica-Oblique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3">07/03/2010</text:date>, <text:time>00:0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anshi Huang</meta:initial-creator>
    <meta:creation-date>2010-06-29T23:27:37.69</meta:creation-date>
    <dc:date>2010-07-03T00:05:12.17</dc:date>
    <dc:creator>Jianshi Huang</dc:creator>
    <meta:editing-duration>PT00H39M01S</meta:editing-duration>
    <meta:editing-cycles>14</meta:editing-cycles>
    <meta:generator>OpenOffice.org/3.2$Win32 OpenOffice.org_project/320m12$Build-9483</meta:generator>
    <meta:document-statistic meta:table-count="3" meta:cell-count="414" meta:object-count="0"/>
  </office:meta>
</office:document-meta>
</file>